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나눔고딕" svg:font-family="나눔고딕" style:font-family-generic="system" style:font-pitch="variable"/>
    <style:font-face style:name="나눔명조" svg:font-family="나눔명조" style:font-family-generic="system" style:font-pitch="variable"/>
  </office:font-face-decls>
  <office:automatic-styles>
    <style:style style:name="P1" style:family="paragraph" style:parent-style-name="Heading_20_2" style:list-style-name="L1">
      <style:text-properties style:font-name="Apple SD 산돌고딕 Neo" fo:font-size="12pt" style:font-name-asian="Apple SD 산돌고딕 Neo" style:font-size-asian="12pt" style:font-size-complex="12pt"/>
    </style:style>
    <style:style style:name="P2" style:family="paragraph" style:parent-style-name="Standard">
      <style:text-properties style:font-name="Apple SD 산돌고딕 Neo" fo:font-size="12pt" style:font-name-asian="Apple SD 산돌고딕 Neo" style:font-size-asian="12pt" style:font-size-complex="1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style:font-name="Apple SD 산돌고딕 Neo" fo:font-size="12pt" style:font-name-asian="Apple SD 산돌고딕 Neo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Apple SD 산돌고딕 Neo" fo:font-size="12pt" style:font-name-asian="Apple SD 산돌고딕 Neo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Apple SD 산돌고딕 Neo" fo:font-size="12pt" officeooo:paragraph-rsid="0001cfeb" style:font-name-asian="Apple SD 산돌고딕 Neo" style:font-size-asian="12pt" style:font-size-complex="12pt"/>
    </style:style>
    <style:style style:name="T1" style:family="text">
      <style:text-properties style:font-name="Apple SD 산돌고딕 Neo" style:font-name-asian="Apple SD 산돌고딕 Neo"/>
    </style:style>
    <style:style style:name="T2" style:family="text">
      <style:text-properties style:font-name="Apple SD 산돌고딕 Neo" fo:font-size="12pt" style:font-name-asian="Apple SD 산돌고딕 Neo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80202385" text:style-name="L1">
        <text:list-item>
          <text:p text:style-name="P4">MAC Address</text:p>
          <text:list>
            <text:list-item>
              <text:p text:style-name="P4">데이터링크 계층 (2계층)</text:p>
            </text:list-item>
            <text:list-item>
              <text:p text:style-name="P4">네트워크 통신에 있어서 각각의 통신기기의 식별 가능한 고유한 주소</text:p>
            </text:list-item>
            <text:list-item>
              <text:p text:style-name="P4">NIC(Network Interface Controler; 랜카드) 제조사에 의해 고정 주소를 가지게 됨</text:p>
              <text:list>
                <text:list-item>
                  <text:p text:style-name="P5">NIC(Network Interface Controler; 랜카드) </text:p>
                  <text:list>
                    <text:list-item>
                      <text:p text:style-name="P5">컴퓨터와 네트워크를 연결해주는 장치 </text:p>
                    </text:list-item>
                  </text:list>
                </text:list-item>
                <text:list-item>
                  <text:p text:style-name="P5">통신 모듈이 ROM 에 주소를 부여하고, 이 주소는 지워지지 않음 </text:p>
                  <text:list>
                    <text:list-item>
                      <text:p text:style-name="P5">Burned-In 의 유래 </text:p>
                    </text:list-item>
                  </text:list>
                </text:list-item>
              </text:list>
            </text:list-item>
            <text:list-item>
              <text:p text:style-name="P4">구성</text:p>
              <text:list>
                <text:list-item>
                  <text:p text:style-name="P6">6 바이트(Byte) </text:p>
                  <text:list>
                    <text:list-item>
                      <text:p text:style-name="P5">= 48 비트(Bit) </text:p>
                    </text:list-item>
                  </text:list>
                </text:list-item>
                <text:list-item>
                  <text:p text:style-name="P5">8자리마다 하이프(-)/콜론(:)/점(.)으로 구분됨 </text:p>
                </text:list-item>
                <text:list-item>
                  <text:p text:style-name="P5">OUI(Organizationally Unique Identifier) </text:p>
                  <text:list>
                    <text:list-item>
                      <text:p text:style-name="P5">앞부분의 6개의 16진수 </text:p>
                    </text:list-item>
                    <text:list-item>
                      <text:p text:style-name="P5">해당 장비를 만든 회사를 알 수 있음 </text:p>
                      <text:list>
                        <text:list-item>
                          <text:p text:style-name="P5">= 제조사 코드 </text:p>
                        </text:list-item>
                      </text:list>
                    </text:list-item>
                  </text:list>
                </text:list-item>
                <text:list-item>
                  <text:p text:style-name="P5">UAA((Universally Administered Address) </text:p>
                  <text:list>
                    <text:list-item>
                      <text:p text:style-name="P5">뒷부분의 6자리 16진수 </text:p>
                    </text:list-item>
                    <text:list-item>
                      <text:p text:style-name="P5">제조 회사가 할당한 값 </text:p>
                      <text:list>
                        <text:list-item>
                          <text:p text:style-name="P5">= 시리얼 넘버(Serial Number)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MAC Address 를 통해 IP Address 를 알 수 있음</text:p>
            </text:list-item>
            <text:list-item>
              <text:h text:style-name="P1" text:outline-level="2">= RARP(Reverse Address Resolution Protocol)</text:h>
            </text:list-item>
          </text:list>
        </text:list-item>
        <text:list-item>
          <text:p text:style-name="P4">IP Address</text:p>
          <text:list>
            <text:list-item>
              <text:p text:style-name="P5">네트워크 계층 (3계층) </text:p>
            </text:list-item>
            <text:list-item>
              <text:p text:style-name="P5">네트워크 통신에 있어서 각각의 통신기기의 구분 가능한 주소 </text:p>
            </text:list-item>
            <text:list-item>
              <text:p text:style-name="P5">주소가 달라질 수 있음 </text:p>
              <text:list>
                <text:list-item>
                  <text:p text:style-name="P5">= 변동 가능성 </text:p>
                </text:list-item>
              </text:list>
            </text:list-item>
            <text:list-item>
              <text:p text:style-name="P5">종류 </text:p>
              <text:list>
                <text:list-item>
                  <text:p text:style-name="P5">IPv4 </text:p>
                  <text:list>
                    <text:list-item>
                      <text:p text:style-name="P5">4 바이트(Byte) </text:p>
                      <text:list>
                        <text:list-item>
                          <text:p text:style-name="P5">= 32 비트(Bit) </text:p>
                        </text:list-item>
                      </text:list>
                    </text:list-item>
                    <text:list-item>
                      <text:p text:style-name="P5">4개의 그룹 </text:p>
                      <text:list>
                        <text:list-item>
                          <text:p text:style-name="P5">8 비트(Bit)로 구성 </text:p>
                        </text:list-item>
                        <text:list-item>
                          <text:p text:style-name="P5">각 그룹은 0~255 범위의 값을 가짐 </text:p>
                        </text:list-item>
                      </text:list>
                    </text:list-item>
                    <text:list-item>
                      <text:p text:style-name="P5">점(.) 으로 구분 </text:p>
                    </text:list-item>
                  </text:list>
                </text:list-item>
                <text:list-item>
                  <text:p text:style-name="P5">IPv6 </text:p>
                  <text:list>
                    <text:list-item>
                      <text:p text:style-name="P5">16 바이트(Byte) </text:p>
                      <text:list>
                        <text:list-item>
                          <text:p text:style-name="P5">= 128 비트(Bit) </text:p>
                        </text:list-item>
                      </text:list>
                    </text:list-item>
                    <text:list-item>
                      <text:p text:style-name="P5"><text:soft-page-break/>4개의 그룹 </text:p>
                      <text:list>
                        <text:list-item>
                          <text:p text:style-name="P5">16 비트(Bit)로 구성 </text:p>
                        </text:list-item>
                      </text:list>
                    </text:list-item>
                    <text:list-item>
                      <text:p text:style-name="P5">콜론(:) 으로 구분 </text:p>
                    </text:list-item>
                  </text:list>
                </text:list-item>
              </text:list>
            </text:list-item>
            <text:list-item>
              <text:p text:style-name="P5">서브넷 마스크(Subnet Mask) </text:p>
              <text:list>
                <text:list-item>
                  <text:p text:style-name="P5">네트워크 주소와 호스트 주소를 나눠주는 역할 </text:p>
                </text:list-item>
              </text:list>
            </text:list-item>
            <text:list-item>
              <text:p text:style-name="P5">IP 주소는 ISP(Internet Service Provider) 가 부여함 </text:p>
            </text:list-item>
            <text:list-item>
              <text:p text:style-name="P5">IP 주소 간의 통신은 각 라우터 hop에서 일어나는 MAC 주소와 MAC 주소 통신의 연속적인 과정 </text:p>
              <text:list>
                <text:list-item>
                  <text:p text:style-name="P5">= IP 주소 간의 통신 내부에 MAC 주소 간의 통신이 포함되어 있는 것 </text:p>
                </text:list-item>
                <text:list-item>
                  <text:p text:style-name="P5">이웃 노드 간의 통신(MAC 주소 간의 통신)을 통해 멀리 있는 노드 간의 통신(IP 주소 간의 통신)이 이루어지는 것 </text:p>
                </text:list-item>
              </text:list>
            </text:list-item>
            <text:list-item>
              <text:p text:style-name="P5">IP Address 네트워크 </text:p>
              <text:list>
                <text:list-item>
                  <text:p text:style-name="P5">계층 구조 네트워크 </text:p>
                </text:list-item>
              </text:list>
            </text:list-item>
            <text:list-item>
              <text:p text:style-name="P5">IP Address 를 통해 MAC Address 를 알 수 있음 </text:p>
            </text:list-item>
            <text:list-item>
              <text:h text:style-name="P1" text:outline-level="2">= ARP(Address Resolution Protocol)</text:h>
            </text:list-item>
          </text:list>
        </text:list-item>
        <text:list-item>
          <text:p text:style-name="P4">IP Address/MAC Address 비교</text:p>
          <text:list>
            <text:list-item>
              <text:p text:style-name="P5">MAC Address </text:p>
              <text:list>
                <text:list-item>
                  <text:p text:style-name="P5">하드웨어 기반으로 생성된 물리적 주소 (Physical Address) </text:p>
                  <text:list>
                    <text:list-item>
                      <text:p text:style-name="P5">물리적 주소(Physical Address) = 하드웨어 주소(Hardware Address) = 이더넷 주소(Ethernet Address) = BIA(Burned-In MAC Address) </text:p>
                    </text:list-item>
                  </text:list>
                </text:list-item>
                <text:list-item>
                  <text:p text:style-name="P5">변경될 수 없음 </text:p>
                </text:list-item>
                <text:list-item>
                  <text:p text:style-name="P5">네트워크에 있는 고유한 컴퓨터를 식별하는 데 사용 </text:p>
                </text:list-item>
                <text:list-item>
                  <text:p text:style-name="P5">미디어 연결 주소 </text:p>
                </text:list-item>
                <text:list-item>
                  <text:p text:style-name="P5">네트워크 내부에서 식별하기 위한 주소 </text:p>
                </text:list-item>
              </text:list>
            </text:list-item>
            <text:list-item>
              <text:p text:style-name="P5">IP Address </text:p>
              <text:list>
                <text:list-item>
                  <text:p text:style-name="P5">소프트웨어 기반으로 생성된 논리적 주소 (Logical Address) </text:p>
                </text:list-item>
                <text:list-item>
                  <text:p text:style-name="P5">변경될 수 있음 </text:p>
                </text:list-item>
                <text:list-item>
                  <text:p text:style-name="P5">네트워크에 참여한 컴퓨터와 네트워크의 연결 상태를 식별하는데 사용 </text:p>
                </text:list-item>
                <text:list-item>
                  <text:p text:style-name="P5">인터넷 프로토콜 주소 </text:p>
                </text:list-item>
                <text:list-item>
                  <text:p text:style-name="P5">네트워크 목적지에 가기 위한 주소 </text:p>
                </text:list-item>
              </text:list>
            </text:list-item>
            <text:list-item>
              <text:p text:style-name="P5">데이터 통신을 위해서는 MAC 주소와 IP 주소 모두 필요함 </text:p>
            </text:list-item>
          </text:list>
        </text:list-item>
        <text:list-item>
          <text:p text:style-name="P4">참고</text:p>
          <text:p text:style-name="P3"><text:a xlink:type="simple" xlink:href="https://ko.wikipedia.org/wiki/MAC_주소" text:style-name="Internet_20_link" text:visited-style-name="Visited_20_Internet_20_Link"><text:span text:style-name="T2">https://ko.wikipedia.org/wiki/MAC_주소</text:span></text:a></text:p>
          <text:p text:style-name="P3"><text:a xlink:type="simple" xlink:href="https://jhnyang.tistory.com/404" text:style-name="Internet_20_link" text:visited-style-name="Visited_20_Internet_20_Link"><text:span text:style-name="T2">https://jhnyang.tistory.com/404</text:span></text:a></text:p>
          <text:p text:style-name="P3"><text:a xlink:type="simple" xlink:href="https://medium.com/@su_bak/네트워크에서-mac-주소란-273dc44587d" text:style-name="Internet_20_link" text:visited-style-name="Visited_20_Internet_20_Link"><text:span text:style-name="T2">https://medium.com/@su_bak/네트워크에서-mac-주소란-273dc44587d</text:span></text:a></text:p>
          <text:p text:style-name="P3"><text:a xlink:type="simple" xlink:href="https://velog.io/@jybin96/맥-어드레스MAC-Address란-무엇일까" text:style-name="Internet_20_link" text:visited-style-name="Visited_20_Internet_20_Link"><text:span text:style-name="T2">https://velog.io/@jybin96/맥-어드레스MAC-Address란-무엇일까</text:span></text:a></text:p>
          <text:p text:style-name="P3"><text:a xlink:type="simple" xlink:href="https://velog.io/@kimyeji203/네트워크-MAC-주소에-대해서" text:style-name="Internet_20_link" text:visited-style-name="Visited_20_Internet_20_Link"><text:span text:style-name="T2">https://velog.io/@kimyeji203/네트워크-MAC-주소에-대해서</text:span></text:a></text:p>
          <text:p text:style-name="P3"><text:a xlink:type="simple" xlink:href="https://change-words.tistory.com/entry/MAC-주소와-IP-주소-차이" text:style-name="Internet_20_link" text:visited-style-name="Visited_20_Internet_20_Link"><text:span text:style-name="T2">https://change-words.tistory.com/entry/MAC-주소와-IP-주소-차이</text:span></text:a></text:p>
          <text:p text:style-name="P3"><text:a xlink:type="simple" xlink:href="https://www.crocus.co.kr/1515" text:style-name="Internet_20_link" text:visited-style-name="Visited_20_Internet_20_Link"><text:soft-page-break/><text:span text:style-name="T2">https://www.crocus.co.kr/1515</text:span></text:a></text:p>
          <text:p text:style-name="P3"><text:a xlink:type="simple" xlink:href="https://jin-network.tistory.com/46" text:style-name="Internet_20_link" text:visited-style-name="Visited_20_Internet_20_Link"><text:span text:style-name="T2">https://jin-network.tistory.com/46</text:span></text:a></text:p>
          <text:p text:style-name="P3"><text:a xlink:type="simple" xlink:href="https://www.crocus.co.kr/1515" text:style-name="Internet_20_link" text:visited-style-name="Visited_20_Internet_20_Link"><text:span text:style-name="T2">https://www.crocus.co.kr/1515</text:span></text:a></text:p>
          <text:p text:style-name="P3"><text:a xlink:type="simple" xlink:href="https://melonicedlatte.com/network/2018/12/24/161629.html" text:style-name="Internet_20_link" text:visited-style-name="Visited_20_Internet_20_Link"><text:span text:style-name="T2">https://melonicedlatte.com/network/2018/12/24/161629.html</text:span></text:a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SD 산돌고딕 Neo" svg:font-family="'Apple SD 산돌고딕 Neo'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나눔고딕" svg:font-family="나눔고딕" style:font-family-generic="system" style:font-pitch="variable"/>
    <style:font-face style:name="나눔명조" svg:font-family="나눔명조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나눔명조" style:font-size-asian="10.5pt" style:language-asian="ko" style:country-asian="KR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나눔명조" style:font-size-asian="10.5pt" style:language-asian="ko" style:country-asian="KR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나눔명조" style:font-family-asian="나눔명조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6:54:39.466517286</meta:creation-date>
    <dc:date>2023-08-09T16:55:39.183463074</dc:date>
    <meta:editing-duration>PT59S</meta:editing-duration>
    <meta:editing-cycles>2</meta:editing-cycles>
    <meta:generator>LibreOffice/7.5.2.2$MacOSX_AARCH64 LibreOffice_project/53bb9681a964705cf672590721dbc85eb4d0c3a2</meta:generator>
    <meta:document-statistic meta:table-count="0" meta:image-count="0" meta:object-count="0" meta:page-count="3" meta:paragraph-count="77" meta:word-count="864" meta:character-count="2038" meta:non-whitespace-character-count="1729"/>
  </office:meta>
</office:document-meta>
</file>